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c74c" officeooo:paragraph-rsid="000ac74c"/>
    </style:style>
    <style:style style:name="P2" style:family="paragraph" style:parent-style-name="Standard">
      <style:text-properties officeooo:rsid="000c9786" officeooo:paragraph-rsid="000c97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, nous testons les facultés de notre algorithm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eci est la seconde pag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2:31:23.465025938</meta:creation-date>
    <dc:date>2024-11-11T14:00:03.007974218</dc:date>
    <meta:editing-duration>PT1M46S</meta:editing-duration>
    <meta:editing-cycles>2</meta:editing-cycles>
    <meta:generator>LibreOffice/24.8.2.1$MacOSX_AARCH64 LibreOffice_project/0f794b6e29741098670a3b95d60478a65d05ef13</meta:generator>
    <meta:document-statistic meta:table-count="0" meta:image-count="0" meta:object-count="0" meta:page-count="2" meta:paragraph-count="2" meta:word-count="13" meta:character-count="80" meta:non-whitespace-character-count="69"/>
  </office:meta>
</office:document-meta>
</file>